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63942"/>
          <table:table-cell office:value-type="float" office:value="0.08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227.0"/>
          <table:table-cell office:value-type="float" office:value="5470.0"/>
          <table:table-cell office:value-type="float" office:value="15260.0"/>
          <table:table-cell office:value-type="float" office:value="81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5128"/>
          <table:table-cell office:value-type="float" office:value="0.147"/>
          <table:table-cell office:value-type="float" office:value="0.04"/>
          <table:table-cell office:value-type="float" office:value="189.0"/>
          <table:table-cell office:value-type="float" office:value="0.0"/>
          <table:table-cell office:value-type="float" office:value="13.0"/>
          <table:table-cell office:value-type="float" office:value="725.0"/>
          <table:table-cell office:value-type="float" office:value="1071.0"/>
          <table:table-cell office:value-type="float" office:value="5470.0"/>
          <table:table-cell office:value-type="float" office:value="15260.0"/>
          <table:table-cell office:value-type="float" office:value="101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3437"/>
          <table:table-cell office:value-type="float" office:value="14.66"/>
          <table:table-cell office:value-type="float" office:value="14.59"/>
          <table:table-cell office:value-type="float" office:value="535732.0"/>
          <table:table-cell office:value-type="float" office:value="0.0"/>
          <table:table-cell office:value-type="float" office:value="248.0"/>
          <table:table-cell office:value-type="float" office:value="12519.0"/>
          <table:table-cell office:value-type="float" office:value="548456.0"/>
          <table:table-cell office:value-type="float" office:value="3869.0"/>
          <table:table-cell office:value-type="float" office:value="10301.0"/>
          <table:table-cell office:value-type="float" office:value="102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07517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6323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502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924232"/>
          <table:table-cell office:value-type="float" office:value="0.307"/>
          <table:table-cell office:value-type="float" office:value="0.21"/>
          <table:table-cell office:value-type="float" office:value="1473.0"/>
          <table:table-cell office:value-type="float" office:value="0.0"/>
          <table:table-cell office:value-type="float" office:value="102.0"/>
          <table:table-cell office:value-type="float" office:value="2806.0"/>
          <table:table-cell office:value-type="float" office:value="4634.0"/>
          <table:table-cell office:value-type="float" office:value="5470.0"/>
          <table:table-cell office:value-type="float" office:value="15272.0"/>
          <table:table-cell office:value-type="float" office:value="92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8722"/>
          <table:table-cell office:value-type="float" office:value="3.582"/>
          <table:table-cell office:value-type="float" office:value="3.49"/>
          <table:table-cell office:value-type="float" office:value="121576.0"/>
          <table:table-cell office:value-type="float" office:value="0.0"/>
          <table:table-cell office:value-type="float" office:value="264.0"/>
          <table:table-cell office:value-type="float" office:value="13174.0"/>
          <table:table-cell office:value-type="float" office:value="135108.0"/>
          <table:table-cell office:value-type="float" office:value="5470.0"/>
          <table:table-cell office:value-type="float" office:value="15272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.454"/>
          <table:table-cell office:value-type="float" office:value="225.948"/>
          <table:table-cell office:value-type="float" office:value="225.85"/>
          <table:table-cell office:value-type="float" office:value="7664030.0"/>
          <table:table-cell office:value-type="float" office:value="0.0"/>
          <table:table-cell office:value-type="float" office:value="6746.0"/>
          <table:table-cell office:value-type="float" office:value="838511.0"/>
          <table:table-cell office:value-type="float" office:value="8502929.0"/>
          <table:table-cell office:value-type="float" office:value="3869.0"/>
          <table:table-cell office:value-type="float" office:value="10313.0"/>
          <table:table-cell office:value-type="float" office:value="102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62515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3604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82263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9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78882"/>
          <table:table-cell office:value-type="float" office:value="0.113"/>
          <table:table-cell office:value-type="float" office:value="0.04"/>
          <table:table-cell office:value-type="float" office:value="351.0"/>
          <table:table-cell office:value-type="float" office:value="0.0"/>
          <table:table-cell office:value-type="float" office:value="15.0"/>
          <table:table-cell office:value-type="float" office:value="515.0"/>
          <table:table-cell office:value-type="float" office:value="1112.0"/>
          <table:table-cell office:value-type="float" office:value="5470.0"/>
          <table:table-cell office:value-type="float" office:value="15265.0"/>
          <table:table-cell office:value-type="float" office:value="8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40072"/>
          <table:table-cell office:value-type="float" office:value="0.134"/>
          <table:table-cell office:value-type="float" office:value="0.02"/>
          <table:table-cell office:value-type="float" office:value="312.0"/>
          <table:table-cell office:value-type="float" office:value="0.0"/>
          <table:table-cell office:value-type="float" office:value="7.0"/>
          <table:table-cell office:value-type="float" office:value="261.0"/>
          <table:table-cell office:value-type="float" office:value="844.0"/>
          <table:table-cell office:value-type="float" office:value="5470.0"/>
          <table:table-cell office:value-type="float" office:value="15265.0"/>
          <table:table-cell office:value-type="float" office:value="99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.7094"/>
          <table:table-cell office:value-type="float" office:value="22.021"/>
          <table:table-cell office:value-type="float" office:value="21.96"/>
          <table:table-cell office:value-type="float" office:value="793640.0"/>
          <table:table-cell office:value-type="float" office:value="0.0"/>
          <table:table-cell office:value-type="float" office:value="1020.0"/>
          <table:table-cell office:value-type="float" office:value="73881.0"/>
          <table:table-cell office:value-type="float" office:value="867700.0"/>
          <table:table-cell office:value-type="float" office:value="3869.0"/>
          <table:table-cell office:value-type="float" office:value="10306.0"/>
          <table:table-cell office:value-type="float" office:value="102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